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DF4CA9ABBA32C51445.png" manifest:media-type="image/png"/>
  <manifest:file-entry manifest:full-path="Pictures/1000000100000556000002DFEF333E1F6F7A2BC6.png" manifest:media-type="image/png"/>
  <manifest:file-entry manifest:full-path="Pictures/1000000100000556000002DFD3481908AB719064.png" manifest:media-type="image/png"/>
  <manifest:file-entry manifest:full-path="Pictures/1000000100000556000002DF3016AA9E24D307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b71" officeooo:paragraph-rsid="001d5b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 Page</text:p>
      <text:p text:style-name="P1"><draw:frame draw:style-name="fr1" draw:name="Image4" text:anchor-type="char" svg:width="17cm" svg:height="9.146cm" draw:z-index="3"><draw:image xlink:href="Pictures/1000000100000556000002DF3016AA9E24D30778.png" xlink:type="simple" xlink:show="embed" xlink:actuate="onLoad" draw:mime-type="image/png"/></draw:frame></text:p>
      <text:p text:style-name="P1"/>
      <text:p text:style-name="P1"/>
      <text:p text:style-name="P1"><draw:frame draw:style-name="fr3" draw:name="Image1" text:anchor-type="char" svg:x="0cm" svg:y="0.847cm" svg:width="17cm" svg:height="9.146cm" draw:z-index="0"><draw:image xlink:href="Pictures/1000000100000556000002DFD3481908AB719064.png" xlink:type="simple" xlink:show="embed" xlink:actuate="onLoad" draw:mime-type="image/png"/></draw:frame>Snake Game</text:p>
      <text:p text:style-name="P1"/>
      <text:p text:style-name="P1"><text:soft-page-break/>T<draw:frame draw:style-name="fr3" draw:name="Image2" text:anchor-type="char" svg:x="0.159cm" svg:y="0.667cm" svg:width="17cm" svg:height="9.146cm" draw:z-index="1"><draw:image xlink:href="Pictures/1000000100000556000002DFEF333E1F6F7A2BC6.png" xlink:type="simple" xlink:show="embed" xlink:actuate="onLoad" draw:mime-type="image/png"/></draw:frame>ic-Tac-Toe Game</text:p>
      <text:p text:style-name="P1"/>
      <text:p text:style-name="P1">Age Calculator</text:p>
      <text:p text:style-name="P1"><draw:frame draw:style-name="fr2" draw:name="Image3" text:anchor-type="char" svg:width="17cm" svg:height="9.146cm" draw:z-index="2"><draw:image xlink:href="Pictures/1000000100000556000002DF4CA9ABBA32C51445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2:30:23.517692228</meta:creation-date>
    <dc:date>2024-10-05T12:34:52.810936518</dc:date>
    <meta:editing-duration>PT4M30S</meta:editing-duration>
    <meta:editing-cycles>1</meta:editing-cycles>
    <meta:document-statistic meta:table-count="0" meta:image-count="4" meta:object-count="0" meta:page-count="2" meta:paragraph-count="4" meta:word-count="8" meta:character-count="50" meta:non-whitespace-character-count="46"/>
    <meta:generator>LibreOffice/7.3.7.2$Linux_X86_64 LibreOffice_project/30$Build-2</meta:generator>
  </office:meta>
</office:document-meta>
</file>